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ome formulas</text:p>
          </table:table-cell>
          <table:table-cell table:number-columns-repeated="1638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5-03-14T00:00:00" table:style-name="ce2">
            <text:p>2025-03-14</text:p>
          </table:table-cell>
          <table:table-cell office:value-type="date" office:date-value="2025-03-15T00:00:00" table:formula="of:=[.B2]+1" table:style-name="ce2">
            <text:p>2025-03-15</text:p>
          </table:table-cell>
          <table:table-cell office:value-type="float" office:value="23.5" table:style-name="ce1">
            <text:p>23,5</text:p>
          </table:table-cell>
          <table:table-cell office:value-type="string" table:style-name="ce1">
            <text:p>foo</text:p>
          </table:table-cell>
          <table:table-cell office:value-type="string" table:style-name="ce1">
            <text:p>bar</text:p>
          </table:table-cell>
          <table:table-cell office:value-type="string" office:string-value="foobar1" table:formula="of:=[.E2]&amp;[.F2]&amp;[.A2]" table:style-name="ce1">
            <text:p>foobar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5-03-15T00:00:00" table:style-name="ce2">
            <text:p>2025-03-15</text:p>
          </table:table-cell>
          <table:table-cell office:value-type="date" office:date-value="2025-03-16T00:00:00" table:formula="of:=[.B3]+1" table:style-name="ce2">
            <text:p>2025-03-16</text:p>
          </table:table-cell>
          <table:table-cell office:value-type="float" office:value="18.600000000000001" table:style-name="ce1">
            <text:p>18,6</text:p>
          </table:table-cell>
          <table:table-cell office:value-type="string" table:style-name="ce1">
            <text:p>foo</text:p>
          </table:table-cell>
          <table:table-cell office:value-type="string" table:style-name="ce1">
            <text:p>bar</text:p>
          </table:table-cell>
          <table:table-cell office:value-type="string" office:string-value="foobar2" table:formula="of:=[.E3]&amp;[.F3]&amp;[.A3]" table:style-name="ce1">
            <text:p>foobar2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5-03-16T00:00:00" table:style-name="ce2">
            <text:p>2025-03-16</text:p>
          </table:table-cell>
          <table:table-cell office:value-type="date" office:date-value="2025-03-17T00:00:00" table:formula="of:=[.B4]+1" table:style-name="ce2">
            <text:p>2025-03-17</text:p>
          </table:table-cell>
          <table:table-cell office:value-type="float" office:value="15.1" table:style-name="ce1">
            <text:p>15,1</text:p>
          </table:table-cell>
          <table:table-cell office:value-type="string" table:style-name="ce1">
            <text:p>foo</text:p>
          </table:table-cell>
          <table:table-cell office:value-type="string" table:style-name="ce1">
            <text:p>bar</text:p>
          </table:table-cell>
          <table:table-cell office:value-type="string" office:string-value="foobar3" table:formula="of:=[.E4]&amp;[.F4]&amp;[.A4]" table:style-name="ce1">
            <text:p>foobar3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5-03-17T00:00:00" table:style-name="ce2">
            <text:p>2025-03-17</text:p>
          </table:table-cell>
          <table:table-cell office:value-type="date" office:date-value="2025-03-18T00:00:00" table:formula="of:=[.B5]+1" table:style-name="ce2">
            <text:p>2025-03-18</text:p>
          </table:table-cell>
          <table:table-cell office:value-type="float" office:value="20.100000000000001" table:style-name="ce1">
            <text:p>20,1</text:p>
          </table:table-cell>
          <table:table-cell office:value-type="string" table:style-name="ce1">
            <text:p>foo</text:p>
          </table:table-cell>
          <table:table-cell office:value-type="string" table:style-name="ce1">
            <text:p>bar</text:p>
          </table:table-cell>
          <table:table-cell office:value-type="string" office:string-value="foobar4" table:formula="of:=[.E5]&amp;[.F5]&amp;[.A5]" table:style-name="ce1">
            <text:p>foobar4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5-03-18T00:00:00" table:style-name="ce2">
            <text:p>2025-03-18</text:p>
          </table:table-cell>
          <table:table-cell office:value-type="date" office:date-value="2025-03-19T00:00:00" table:formula="of:=[.B6]+1" table:style-name="ce2">
            <text:p>2025-03-19</text:p>
          </table:table-cell>
          <table:table-cell office:value-type="float" office:value="25.3" table:style-name="ce1">
            <text:p>25,3</text:p>
          </table:table-cell>
          <table:table-cell office:value-type="string" table:style-name="ce1">
            <text:p>foo</text:p>
          </table:table-cell>
          <table:table-cell office:value-type="string" table:style-name="ce1">
            <text:p>bar</text:p>
          </table:table-cell>
          <table:table-cell office:value-type="string" office:string-value="foobar5" table:formula="of:=[.E6]&amp;[.F6]&amp;[.A6]" table:style-name="ce1">
            <text:p>foobar5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date" office:date-value="2025-03-19T00:00:00" table:style-name="ce2">
            <text:p>2025-03-19</text:p>
          </table:table-cell>
          <table:table-cell office:value-type="date" office:date-value="2025-03-20T00:00:00" table:formula="of:=[.B7]+1" table:style-name="ce2">
            <text:p>2025-03-20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foo</text:p>
          </table:table-cell>
          <table:table-cell office:value-type="string" table:style-name="ce1">
            <text:p>bar</text:p>
          </table:table-cell>
          <table:table-cell office:value-type="string" office:string-value="foobar6" table:formula="of:=[.E7]&amp;[.F7]&amp;[.A7]" table:style-name="ce1">
            <text:p>foobar6</text:p>
          </table:table-cell>
          <table:table-cell table:number-columns-repeated="16377"/>
        </table:table-row>
        <table:table-row table:style-name="ro1">
          <table:table-cell office:value-type="float" office:value="21" table:formula="of:=SUM([.A2:.A7])" table:style-name="ce1">
            <text:p>21</text:p>
          </table:table-cell>
          <table:table-cell table:number-columns-repeated="2" table:style-name="ce1"/>
          <table:table-cell office:value-type="float" office:value="20.766666666666669" table:formula="of:=AVERAGE([.D2:.D7])" table:style-name="ce3">
            <text:p>20,8</text:p>
          </table:table-cell>
          <table:table-cell table:number-columns-repeated="16380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309</meta:generator>
    <meta:initial-creator>Per Nyfelt</meta:initial-creator>
    <dc:creator>Per Nyfelt</dc:creator>
    <meta:creation-date>2025-03-14T19:40:39Z</meta:creation-date>
    <dc:date>2025-03-14T22:59:54Z</dc:date>
  </office:meta>
</office:document-meta>
</file>